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03:45:31.903000000</meta:creation-date>
    <meta:generator>LibreOfficeDev/6.1.0.0.alpha0$Windows_x86 LibreOffice_project/d2b2ea07c5c3c2be4aedf8482c6df1c2b0e449a1</meta:generator>
    <meta:document-statistic meta:object-count="25"/>
  </office:meta>
</office:document-meta>
</file>